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1.374cm"/>
    </style:style>
    <style:style style:name="Table2" style:family="table">
      <style:table-properties style:width="14.39cm" table:align="center" style:writing-mode="lr-tb"/>
    </style:style>
    <style:style style:name="Table2.A" style:family="table-column">
      <style:table-column-properties style:column-width="4.092cm"/>
    </style:style>
    <style:style style:name="Table2.B" style:family="table-column">
      <style:table-column-properties style:column-width="4.807cm"/>
    </style:style>
    <style:style style:name="Table2.C" style:family="table-column">
      <style:table-column-properties style:column-width="5.491cm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2.2" style:family="table-row">
      <style:table-row-properties style:min-row-height="0.051cm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pt" style:text-underline-style="none" fo:font-weight="normal" officeooo:rsid="001f3f3a" officeooo:paragraph-rsid="0016a172" style:font-size-asian="10pt" style:font-weight-asian="normal" style:font-size-complex="10pt" style:font-weight-complex="normal"/>
    </style:style>
    <style:style style:name="P8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</style:style>
    <style:style style:name="P10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Normal">
      <style:paragraph-properties fo:line-height="100%" fo:text-align="center" style:justify-single-word="false"/>
    </style:style>
    <style:style style:name="P12" style:family="paragraph" style:parent-style-name="Standard">
      <style:paragraph-properties fo:margin-left="0.127cm" fo:margin-right="0cm" fo:line-height="100%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4" style:family="paragraph" style:parent-style-name="Normal">
      <style:paragraph-properties fo:margin-left="0.201cm" fo:margin-right="0.044cm" fo:line-height="100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officeooo:paragraph-rsid="0021b75c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/>
    </style:style>
    <style:style style:name="P19" style:family="paragraph" style:parent-style-name="List_20_Paragraph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20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21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style:text-autospace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Normal">
      <style:paragraph-properties fo:margin-top="0cm" fo:margin-bottom="0cm" style:contextual-spacing="false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29" style:family="paragraph" style:parent-style-name="Normal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margin-left="0.318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1" style:family="paragraph" style:parent-style-name="Párrafo_20_de_20_lista">
      <style:paragraph-properties fo:margin-left="0.318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fo:margin-left="0.051cm" fo:margin-right="0cm" fo:line-height="100%" fo:text-align="center" style:justify-single-word="false" fo:text-indent="-0.051cm" style:auto-text-indent="false">
        <style:tab-stops/>
      </style:paragraph-properties>
    </style:style>
    <style:style style:name="P33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Párrafo_20_de_20_lista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-0.501cm"/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36" style:family="paragraph" style:parent-style-name="Normal">
      <style:paragraph-properties fo:margin-left="-0.159cm" fo:margin-right="0cm" fo:margin-top="0cm" fo:margin-bottom="0cm" style:contextual-spacing="false" fo:line-height="100%" fo:text-align="justify" style:justify-single-word="false" fo:text-indent="0.476cm" style:auto-text-indent="false" style:text-autospace="none">
        <style:tab-stops/>
      </style:paragraph-properties>
    </style:style>
    <style:style style:name="P37" style:family="paragraph" style:parent-style-name="Normal">
      <style:paragraph-properties fo:margin-left="0.159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38" style:family="paragraph" style:parent-style-name="Normal">
      <style:paragraph-properties fo:margin-left="1.058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40" style:family="paragraph" style:parent-style-name="Normal" style:master-pag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language="pt" fo:country="BR" style:font-size-asian="10pt" style:font-name-complex="Arial2" style:font-size-complex="10pt"/>
    </style:style>
    <style:style style:name="T3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5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10pt" style:text-underline-style="none" fo:font-weight="normal" officeooo:rsid="001f3f3a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officeooo:rsid="00223920" style:font-size-asian="10pt" style:font-name-complex="Arial2" style:font-size-complex="10pt"/>
    </style:style>
    <style:style style:name="T11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font-name-complex="Arial"/>
    </style:style>
    <style:style style:name="T16" style:family="text">
      <style:text-properties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0"><text:span text:style-name="Fuente_20_de_20_párrafo_20_predeter."><text:span text:style-name="T6">OUTROS DADOS, INFORMAÇÕES OU DOCUMENTOS EXIGIDOS EM NORMAS COMPLEMENTARES</text:span></text:span></text:p>
      <text:p text:style-name="P22"/>
      <text:p text:style-name="P38">PRODUTO TÉCNICO EQUIVALENTE</text:p>
      <text:p text:style-name="P23"/>
      <text:p text:style-name="P25">FASE I</text:p>
      <text:p text:style-name="P25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/>
            <text:p text:style-name="P26">17 – Outros dados, informações ou documentos exigidos em normas complementares:</text:p>
            <text:p text:style-name="P26"/>
          </table:table-cell>
        </table:table-row>
        <table:table-row table:style-name="Table1.2">
          <table:table-cell table:style-name="Table1.A1" office:value-type="string">
            <text:p text:style-name="P26"/>
            <text:p text:style-name="P21">ANEXO I, ITEM II DA PORTARIA NORMATIVA Nº84, DE 15 DE OUTUBRO DE 1996</text:p>
          </table:table-cell>
        </table:table-row>
        <table:table-row>
          <table:table-cell table:style-name="Table1.A1" office:value-type="string">
            <text:p text:style-name="P27"/>
            <text:p text:style-name="P28"><text:span text:style-name="Fuente_20_de_20_párrafo_20_predeter."><text:span text:style-name="T5">17.1 - </text:span></text:span><text:span text:style-name="Fuente_20_de_20_párrafo_20_predeter."><text:span text:style-name="T12">Modelos de bula e rótulo:</text:span></text:span></text:p>
            <text:p text:style-name="P29"/>
            <text:p text:style-name="P30">Não se aplica. Trata-se de Produto Técnico.</text:p>
            <text:p text:style-name="P26"/>
          </table:table-cell>
        </table:table-row>
        <table:table-row>
          <table:table-cell table:style-name="Table1.A1" office:value-type="string">
            <text:p text:style-name="P27"/>
            <text:p text:style-name="P28"><text:span text:style-name="Fuente_20_de_20_párrafo_20_predeter."><text:span text:style-name="T5">17.2 -</text:span></text:span><text:span text:style-name="Fuente_20_de_20_párrafo_20_predeter."><text:span text:style-name="T12"> Descrição das embalagens: tipo, material, capacidade volumétrica e tipo de rotulagem:</text:span></text:span></text:p>
            <text:p text:style-name="P28"><text:span text:style-name="Fuente_20_de_20_párrafo_20_predeter."><text:span text:style-name="T12"/></text:span></text:p>
            <text:p text:style-name="P28"><text:span text:style-name="Fuente_20_de_20_párrafo_20_predeter."><text:span text:style-name="T12"/></text:span></text:p>
            <text:p text:style-name="P2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1"><text:span text:style-name="Fuente_20_de_20_párrafo_20_predeter."><text:span text:style-name="T13">Tipo de embalagem:</text:span></text:span></text:p>
                </table:table-cell>
                <table:table-cell table:style-name="Table2.A1" office:value-type="string">
                  <text:p text:style-name="P14"><text:span text:style-name="Fuente_20_de_20_párrafo_20_predeter."><text:span text:style-name="T13">Material:</text:span></text:span></text:p>
                </table:table-cell>
                <table:table-cell table:style-name="Table2.A1" office:value-type="string">
                  <text:p text:style-name="P32"><text:span text:style-name="Fuente_20_de_20_párrafo_20_predeter."><text:span text:style-name="T13">Capacidade de acondicionamento:</text:span>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12"><text:bookmark-start text:name="bkmEmbTipo"/><text:span text:style-name="Fuente_20_de_20_párrafo_20_predeter."><text:span text:style-name="T15"><text:placeholder text:placeholder-type="text">&lt;for each="packaging in o.packaging_ids"&gt;</text:placeholder></text:span></text:span><text:bookmark-end text:name="bkmEmbTipo"/></text:p>
                </table:table-cell>
                <table:table-cell table:style-name="Table2.A1" office:value-type="string">
                  <text:p text:style-name="P15"><text:bookmark text:name="bkmEmbMaterial"/><text:span text:style-name="Fuente_20_de_20_párrafo_20_predeter."><text:span text:style-name="T14"/></text:span></text:p>
                </table:table-cell>
                <table:table-cell table:style-name="Table2.A1" office:value-type="string">
                  <text:p text:style-name="P16"><text:bookmark text:name="bkmEmbCapacidade"/><text:span text:style-name="Fuente_20_de_20_párrafo_20_predeter."><text:span text:style-name="T14"/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2"><text:placeholder text:placeholder-type="text">&lt;packaging.internal_packaging_type_id.name&gt;</text:placeholder></text:p>
                </table:table-cell>
                <table:table-cell table:style-name="Table2.A3" office:value-type="string">
                  <text:p text:style-name="P13"><text:placeholder text:placeholder-type="text">&lt;packaging.internal_packaging_material_id.name&gt;</text:placeholder></text:p>
                </table:table-cell>
                <table:table-cell table:style-name="Table2.A3" office:value-type="string">
                  <text:p text:style-name="P17"><text:placeholder text:placeholder-type="text">&lt;as_list(packaging.packaging_capacity_ids, '; ')&gt;</text:placeholder> <text:span text:style-name="Fuente_20_de_20_párrafo_20_predeter."><text:span text:style-name="T16"><text:placeholder text:placeholder-type="text">&lt;packaging.uom_id.name&gt;</text:placeholder></text:span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2"><text:placeholder text:placeholder-type="text">&lt;/for&gt;</text:placeholder></text:p>
                </table:table-cell>
                <table:table-cell table:style-name="Table2.A3" office:value-type="string">
                  <text:p text:style-name="P15"/>
                </table:table-cell>
                <table:table-cell table:style-name="Table2.A3" office:value-type="string">
                  <text:p text:style-name="P16"/>
                </table:table-cell>
              </table:table-row>
            </table:table>
            <text:p text:style-name="P33"/>
            <text:p text:style-name="P36"><text:span text:style-name="Fuente_20_de_20_párrafo_20_predeter."><text:span text:style-name="T13">Observação:</text:span></text:span><text:span text:style-name="Fuente_20_de_20_párrafo_20_predeter."><text:span text:style-name="T14"> Tecido com proteção impermeável, estruturado com cintos de reforços externos e internos em polipropileno ou poliéster, com 4 ganchos para suporte e carregamento, boca de carga e descarga e bolsa externa para documentos.</text:span></text:span></text:p>
            <text:p text:style-name="P34"/>
          </table:table-cell>
        </table:table-row>
        <table:table-row>
          <table:table-cell table:style-name="Table1.A1" office:value-type="string">
            <text:p text:style-name="P8"/>
            <text:p text:style-name="P9"><text:span text:style-name="Fuente_20_de_20_párrafo_20_predeter."><text:span text:style-name="T6">17.3 - </text:span></text:span><text:span text:style-name="Fuente_20_de_20_párrafo_20_predeter."><text:span text:style-name="T12">Comprovante de recolhimento do valor relativo ao Check-list, constante do Anexo IX, através do Documento Técnico de Arrecadação - DUA:</text:span></text:span></text:p>
            <text:p text:style-name="P35"/>
            <text:p text:style-name="P39"><text:span text:style-name="T7">Segue anexas à capa do requerimento:</text:span><text:bookmark-start text:name="bkmTaxas"/><text:span text:style-name="Fuente_20_de_20_párrafo_20_predeter."><text:span text:style-name="T7"> <text:s/></text:span></text:span></text:p>
            <text:p text:style-name="P7"><text:span text:style-name="Fuente_20_de_20_párrafo_20_predeter."><text:span text:style-name="T8"><text:placeholder text:placeholder-type="text">&lt;for each="tax in taxes(o,partner_ref='IBAMA')"&gt;</text:placeholder></text:span></text:span></text:p>
            <text:p text:style-name="P6"/>
            <text:p text:style-name="P18"><text:span text:style-name="T9">- 2 vias do Peticionamento Eletrônico nº </text:span><text:span text:style-name="T11"><text:placeholder text:placeholder-type="text">&lt;tax.reference&gt;</text:placeholder></text:span><text:span text:style-name="T11"> </text:span><text:span text:style-name="T9">gerado no Sistema de Serviços </text:span><text:span text:style-name="T9">On-line.</text:span></text:p>
            <text:p text:style-name="P19"/>
            <text:p text:style-name="P18"><text:span text:style-name="T9">- Comprovante de pagamento da taxa de conferência de documentação técnica para avaliação e registro de agrotóxicos e afins no valor de </text:span><text:span text:style-name="T10">R</text:span><text:span text:style-name="T9">$ </text:span><text:span text:style-name="T11"><text:placeholder text:placeholder-type="text">&lt;tax.amount&gt;</text:placeholder></text:span><text:span text:style-name="T11">.</text:span></text:p>
            <text:p text:style-name="P37"><text:span text:style-name="Fuente_20_de_20_párrafo_20_predeter."><text:span text:style-name="T2">- Justificativa esclarecendo as diferenças de dados numéricos entre o Peticionamento Eletrônico nº </text:span></text:span><text:span text:style-name="Fuente_20_de_20_párrafo_20_predeter."><text:span text:style-name="T3"><text:placeholder text:placeholder-type="text">&lt;tax.reference&gt;</text:placeholder></text:span></text:span><text:span text:style-name="Fuente_20_de_20_párrafo_20_predeter."><text:span text:style-name="T3"> </text:span></text:span><text:span text:style-name="Fuente_20_de_20_párrafo_20_predeter."><text:span text:style-name="T2">e o Requerimento de Registro de</text:span></text:span><text:span text:style-name="Fuente_20_de_20_párrafo_20_predeter."><text:span text:style-name="T1"> </text:span></text:span><text:span text:style-name="Fuente_20_de_20_párrafo_20_predeter."><text:span text:style-name="T4"><text:placeholder text:placeholder-type="text">&lt;o.technical_product_id.name&gt;</text:placeholder></text:span></text:span></text:p>
            <text:p text:style-name="P31"/>
            <text:p text:style-name="P10"><text:bookmark-end text:name="bkmTaxas"/><text:soft-page-break/><text:placeholder text:placeholder-type="text">&lt;/for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-left="1.24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>2</text:page-number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14</meta:editing-cycles>
    <meta:print-date>2010-08-16T18:11:00</meta:print-date>
    <meta:creation-date>2013-07-01T11:08:36</meta:creation-date>
    <dc:date>2013-10-22T14:52:45</dc:date>
    <meta:editing-duration>PT2H13M20S</meta:editing-duration>
    <meta:generator>LibreOffice/4.0.2.2$Linux_X86_64 LibreOffice_project/400m0$Build-2</meta:generator>
    <dc:creator>Juan Scarafía</dc:creator>
    <meta:document-statistic meta:table-count="2" meta:image-count="0" meta:object-count="0" meta:page-count="2" meta:paragraph-count="27" meta:word-count="212" meta:character-count="1634" meta:non-whitespace-character-count="1446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